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9" style:parent-style-name="Normal" style:family="paragraph">
      <style:text-properties fo:language="en" fo:country="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bottom="0in" style:line-height-at-least="0.1979in" fo:background-color="#1E1E1E"/>
    </style:style>
    <style:style style:name="T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E1E1E"/>
    </style:style>
    <style:style style:name="T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8" style:parent-style-name="Normal" style:family="paragraph">
      <style:text-properties fo:language="en" fo:country="US"/>
    </style:style>
    <style:style style:name="T39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Je sais concevoir un diagramme UML intégrant des notions de qualité et correspondant exactement à l’application que j’ai à développer.</text:p>
      <text:p text:style-name="Normal">Voir fichier<text:s/>« Documentation\diagrammeClasse.svg »</text:p>
      <text:p text:style-name="P2">Je sais décrire un diagramme UML en mettant en valeur et en justifier les éléments essentiels.</text:p>
      <text:p text:style-name="Normal">Voir fichier « Documentation\diagrammeClasse.svg »</text:p>
      <text:p text:style-name="P3">Je sais documenter mon code et en générer la documentation.</text:p>
      <text:p text:style-name="Normal">Voir dossier « Documentation\javadoc<text:s/>"<text:s/>ainsi que le code en<text:s/>général</text:p>
      <text:p text:style-name="P4">Je sais décrire le contexte de mon application, pour que n’importe qui soit capable de comprendre à quoi elle sert.</text:p>
      <text:p text:style-name="Normal">Voir fichier « Documentation\<text:s/>contexte.odt »</text:p>
      <text:p text:style-name="P5">Je sais faire un diagramme de cas d’utilisation pour mettre en avant les différentes fonctionnalités de mon application.</text:p>
      <text:p text:style-name="Normal">Voir fichier « Documentation\UseCaseDiagram.svg »</text:p>
      <text:p text:style-name="P6"/>
      <text:p text:style-name="P7">Je maîtrise les règles de nommage Java.</text:p>
      <text:p text:style-name="Normal">Voir code en général</text:p>
      <text:p text:style-name="P8">Je sais binder bidirectionnellement deux propriétés JavaFX.</text:p>
      <text:p text:style-name="P9"><text:span text:style-name="T10">       <text:s/></text:span><text:span text:style-name="T11">pauseButton</text:span><text:span text:style-name="T12">.</text:span><text:span text:style-name="T13">selectedProperty</text:span><text:span text:style-name="T14">().</text:span><text:span text:style-name="T15">bindBidirectional</text:span><text:span text:style-name="T16">(</text:span><text:span text:style-name="T17">isPauseProperty</text:span><text:span text:style-name="T18">);</text:span></text:p>
      <text:p text:style-name="P19">ligne 106 src\view\GameView.java</text:p>
      <text:p text:style-name="Normal"><text:span text:style-name="T20"><text:s/></text:span><text:span text:style-name="T21">Je sais binder unidirectionnellement deux propriétés JavaFX.</text:span></text:p>
      <text:p text:style-name="P22"><text:span text:style-name="T23">       <text:s/></text:span><text:span text:style-name="T24">gamePaused</text:span><text:span text:style-name="T25">.</text:span><text:span text:style-name="T26">bind</text:span><text:span text:style-name="T27">(</text:span><text:span text:style-name="T28">gamePausedProperty</text:span><text:span text:style-name="T29">);</text:span></text:p>
      <text:p text:style-name="P30"><text:span text:style-name="T31">       <text:s/></text:span><text:span text:style-name="T32">stopThread</text:span><text:span text:style-name="T33">.</text:span><text:span text:style-name="T34">bind</text:span><text:span text:style-name="T35">(</text:span><text:span text:style-name="T36">stopThreadProperty</text:span><text:span text:style-name="T37">);</text:span></text:p>
      <text:p text:style-name="P38">ligne 33/34<text:s/>\src\model\utils\looper\LooperAbs.java</text:p>
      <text:p text:style-name="Normal"><text:span text:style-name="T39"><text:s/></text:span><text:span text:style-name="T40">Je sais coder une classe Java en respectant des contraintes de qualité de lecture de code.</text:span></text:p>
      <text:p text:style-name="Normal">Voir code en général</text:p>
      <text:p text:style-name="P41"><text:s/>Je sais contraindre les éléments de ma vue, avec du binding FXML.</text:p>
      <text:p text:style-name="Normal"/>
      <text:p text:style-name="P42"><text:s/>Je sais définir une CellFactory fabriquant des cellules qui se mettent à jour au changement du modèle.<text:s/></text:p>
      <text:p text:style-name="Normal"/>
      <text:p text:style-name="P43">Je sais éviter la duplication de code.</text:p>
      <text:p text:style-name="Normal"/>
      <text:p text:style-name="P44"><text:s/>Je sais hiérarchiser mes classes pour spécialiser leur comportement.</text:p>
      <text:p text:style-name="Normal"/>
      <text:soft-page-break/>
      <text:p text:style-name="P45"><text:s/>Je sais intercepter des évènements en provenance de la fenêtre JavaFX.</text:p>
      <text:p text:style-name="Normal"/>
      <text:p text:style-name="P46"><text:s/>Je sais maintenir, dans un projet, une responsabilité unique pour chacune de mes classes.<text:s/></text:p>
      <text:p text:style-name="Normal"/>
      <text:p text:style-name="P47">Je sais gérer la persistance de mon modèle.</text:p>
      <text:p text:style-name="Normal"/>
      <text:p text:style-name="P48"><text:s/>Je sais utiliser à mon avantage le polymorphisme.</text:p>
      <text:p text:style-name="Normal"/>
      <text:p text:style-name="P49"><text:s/>Je sais utiliser GIT pour travailler avec mon binôme sur le projet.</text:p>
      <text:p text:style-name="Normal"/>
      <text:p text:style-name="P50"><text:s/>Je sais utiliser le type statique adéquat pour mes attributs ou variables.<text:s/></text:p>
      <text:p text:style-name="Normal"/>
      <text:p text:style-name="P51">Je sais utiliser les différents composants complexes (listes, combo…) que me propose JavaFX.</text:p>
      <text:p text:style-name="Normal"/>
      <text:p text:style-name="P52"><text:s/>Je sais utiliser les lambda-expression. Je sais utiliser les listes observables de JavaFX.</text:p>
      <text:p text:style-name="Normal"/>
      <text:p text:style-name="P53"><text:s/>Je sais utiliser un convertisseur lors d’un bind entre deux propriétés JavaFX.<text:s/></text:p>
      <text:p text:style-name="Normal"/>
      <text:p text:style-name="P54">Je sais utiliser un fichier CSS pour styler mon application JavaFX.</text:p>
      <text:p text:style-name="Normal"/>
      <text:p text:style-name="P55">Je sais utiliser un formateur lors d’un bind entre deux propriétés JavaFX.</text:p>
      <text:p text:style-name="Normal"/>
      <text:p text:style-name="P56"><text:s/>Je sais développer un jeu en JavaFX en utilisant FXML.</text:p>
      <text:p text:style-name="Normal"/>
      <text:p text:style-name="P57"><text:s/>Je sais intégrer, à bon escient, dans mon jeu, une boucle temporelle observabl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ann.gourves@gmail.com</meta:initial-creator>
    <dc:creator>yoann.gourves@gmail.com</dc:creator>
    <meta:creation-date>2022-01-24T16:57:00Z</meta:creation-date>
    <dc:date>2022-01-24T17:13:00Z</dc:date>
    <meta:template xlink:href="Normal.dotm" xlink:type="simple"/>
    <meta:editing-cycles>3</meta:editing-cycles>
    <meta:editing-duration>PT960S</meta:editing-duration>
    <meta:document-statistic meta:page-count="2" meta:paragraph-count="5" meta:word-count="398" meta:character-count="2583" meta:row-count="18" meta:non-whitespace-character-count="2190"/>
  </office:meta>
</office:document-meta>
</file>